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-9.97997997997998" calcext:value-type="float">
            <text:p>-9.97997997997998</text:p>
          </table:table-cell>
          <table:table-cell office:value-type="float" office:value="0.9934777" calcext:value-type="float">
            <text:p>0.9934777</text:p>
          </table:table-cell>
          <table:table-cell office:value-type="float" office:value="0.2269069" calcext:value-type="float">
            <text:p>0.2269069</text:p>
          </table:table-cell>
          <table:table-cell/>
          <table:table-cell table:formula="of:=([.A2]*[.B2])+[.C2]" office:value-type="float" office:value="-9.68798065655656" calcext:value-type="float">
            <text:p>-9.68798065655656</text:p>
          </table:table-cell>
          <table:table-cell table:formula="of:=[.E2]" office:value-type="float" office:value="-9.68798065655656" calcext:value-type="float">
            <text:p>-9.68798065655656</text:p>
          </table:table-cell>
        </table:table-row>
      </table:table>
      <table:table table:name="cap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1.F2]" office:value-type="float" office:value="-9.68798065655656" calcext:value-type="float">
            <text:p>-9.68798065655656</text:p>
          </table:table-cell>
          <table:table-cell office:value-type="float" office:value="-0.2429808" calcext:value-type="float">
            <text:p>-0.2429808</text:p>
          </table:table-cell>
          <table:table-cell office:value-type="float" office:value="-1.3110499" calcext:value-type="float">
            <text:p>-1.3110499</text:p>
          </table:table-cell>
          <table:table-cell/>
          <table:table-cell table:formula="of:=([.$A$2]*[.B2])+[.C2]" office:value-type="float" office:value="1.04294339031464" calcext:value-type="float">
            <text:p>1.04294339031464</text:p>
          </table:table-cell>
          <table:table-cell table:formula="of:=MAX(0;[.E2])" office:value-type="float" office:value="1.04294339031464" calcext:value-type="float">
            <text:p>1.04294339031464</text:p>
          </table:table-cell>
        </table:table-row>
        <table:table-row table:style-name="ro1">
          <table:table-cell/>
          <table:table-cell office:value-type="float" office:value="-0.271639" calcext:value-type="float">
            <text:p>-0.271639</text:p>
          </table:table-cell>
          <table:table-cell office:value-type="float" office:value="0.4713191" calcext:value-type="float">
            <text:p>0.4713191</text:p>
          </table:table-cell>
          <table:table-cell/>
          <table:table-cell table:formula="of:=([.$A$2]*[.B3])+[.C3]" office:value-type="float" office:value="3.10295247756637" calcext:value-type="float">
            <text:p>3.10295247756637</text:p>
          </table:table-cell>
          <table:table-cell table:formula="of:=MAX(0;[.E3])" office:value-type="float" office:value="3.10295247756637" calcext:value-type="float">
            <text:p>3.10295247756637</text:p>
          </table:table-cell>
        </table:table-row>
        <table:table-row table:style-name="ro1">
          <table:table-cell/>
          <table:table-cell office:value-type="float" office:value="-0.11433487" calcext:value-type="float">
            <text:p>-0.11433487</text:p>
          </table:table-cell>
          <table:table-cell office:value-type="float" office:value="0.24816526" calcext:value-type="float">
            <text:p>0.24816526</text:p>
          </table:table-cell>
          <table:table-cell/>
          <table:table-cell table:formula="of:=([.$A$2]*[.B4])+[.C4]" office:value-type="float" office:value="1.35583926892991" calcext:value-type="float">
            <text:p>1.35583926892991</text:p>
          </table:table-cell>
          <table:table-cell table:formula="of:=MAX(0;[.E4])" office:value-type="float" office:value="1.35583926892991" calcext:value-type="float">
            <text:p>1.35583926892991</text:p>
          </table:table-cell>
        </table:table-row>
        <table:table-row table:style-name="ro1">
          <table:table-cell/>
          <table:table-cell office:value-type="float" office:value="0.10783515" calcext:value-type="float">
            <text:p>0.10783515</text:p>
          </table:table-cell>
          <table:table-cell office:value-type="float" office:value="0.16807395" calcext:value-type="float">
            <text:p>0.16807395</text:p>
          </table:table-cell>
          <table:table-cell/>
          <table:table-cell table:formula="of:=([.$A$2]*[.B5])+[.C5]" office:value-type="float" office:value="-0.876630897296875" calcext:value-type="float">
            <text:p>-0.876630897296875</text:p>
          </table:table-cell>
          <table:table-cell table:formula="of:=MAX(0;[.E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32482" calcext:value-type="float">
            <text:p>0.5232482</text:p>
          </table:table-cell>
          <table:table-cell office:value-type="float" office:value="-0.915504" calcext:value-type="float">
            <text:p>-0.915504</text:p>
          </table:table-cell>
          <table:table-cell/>
          <table:table-cell table:formula="of:=([.$A$2]*[.B6])+[.C6]" office:value-type="float" office:value="-5.98472244017804" calcext:value-type="float">
            <text:p>-5.98472244017804</text:p>
          </table:table-cell>
          <table:table-cell table:formula="of:=MAX(0;[.E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335184" calcext:value-type="float">
            <text:p>0.18335184</text:p>
          </table:table-cell>
          <table:table-cell office:value-type="float" office:value="0.10019822" calcext:value-type="float">
            <text:p>0.10019822</text:p>
          </table:table-cell>
          <table:table-cell/>
          <table:table-cell table:formula="of:=([.$A$2]*[.B7])+[.C7]" office:value-type="float" office:value="-1.67611085926405" calcext:value-type="float">
            <text:p>-1.67611085926405</text:p>
          </table:table-cell>
          <table:table-cell table:formula="of:=MAX(0;[.E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77355" calcext:value-type="float">
            <text:p>0.2977355</text:p>
          </table:table-cell>
          <table:table-cell office:value-type="float" office:value="0.2944005" calcext:value-type="float">
            <text:p>0.2944005</text:p>
          </table:table-cell>
          <table:table-cell/>
          <table:table-cell table:formula="of:=([.$A$2]*[.B8])+[.C8]" office:value-type="float" office:value="-2.5900552647702" calcext:value-type="float">
            <text:p>-2.5900552647702</text:p>
          </table:table-cell>
          <table:table-cell table:formula="of:=MAX(0;[.E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45194545" calcext:value-type="float">
            <text:p>-0.45194545</text:p>
          </table:table-cell>
          <table:table-cell office:value-type="float" office:value="-0.47506693" calcext:value-type="float">
            <text:p>-0.47506693</text:p>
          </table:table-cell>
          <table:table-cell/>
          <table:table-cell table:formula="of:=([.$A$2]*[.B9])+[.C9]" office:value-type="float" office:value="3.90337184741875" calcext:value-type="float">
            <text:p>3.90337184741875</text:p>
          </table:table-cell>
          <table:table-cell table:formula="of:=MAX(0;[.E9])" office:value-type="float" office:value="3.90337184741875" calcext:value-type="float">
            <text:p>3.90337184741875</text:p>
          </table:table-cell>
        </table:table-row>
      </table:table>
      <table:table table:name="capa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2.F2:.F9]" office:value-type="float" office:value="1.04294339031464" calcext:value-type="float">
            <text:p>1.04294339031464</text:p>
          </table:table-cell>
          <table:table-cell office:value-type="float" office:value="-0.40667424" calcext:value-type="float">
            <text:p>-0.40667424</text:p>
          </table:table-cell>
          <table:table-cell office:value-type="float" office:value="-0.53787977" calcext:value-type="float">
            <text:p>-0.53787977</text:p>
          </table:table-cell>
          <table:table-cell table:formula="of:=(([.$A$2]*[.B2])+([.$A$3]*[.B3])+([.$A$4]*[.B4])+([.$A$5]*[.B5])+([.$A$6]*[.B6])+([.$A$7]*[.B7])+([.$A$8]*[.B8])+([.$A$9]*[.B9]))+[.C2]" office:value-type="float" office:value="-2.60230945482434" calcext:value-type="float">
            <text:p>-2.60230945482434</text:p>
          </table:table-cell>
          <table:table-cell table:formula="of:=MAX(0;[.D2])" office:value-type="float" office:value="0" calcext:value-type="float">
            <text:p>0</text:p>
          </table:table-cell>
        </table:table-row>
        <table:table-row table:style-name="ro1">
          <table:table-cell table:formula="of:=[$capa2.F3:.F10]" office:value-type="float" office:value="3.10295247756637" calcext:value-type="float">
            <text:p>3.10295247756637</text:p>
          </table:table-cell>
          <table:table-cell office:value-type="float" office:value="-0.63056016" calcext:value-type="float">
            <text:p>-0.63056016</text:p>
          </table:table-cell>
          <table:table-cell table:number-columns-repeated="3"/>
        </table:table-row>
        <table:table-row table:style-name="ro1">
          <table:table-cell table:formula="of:=[$capa2.F4:.F11]" office:value-type="float" office:value="1.35583926892991" calcext:value-type="float">
            <text:p>1.35583926892991</text:p>
          </table:table-cell>
          <table:table-cell office:value-type="float" office:value="0.18903375" calcext:value-type="float">
            <text:p>0.18903375</text:p>
          </table:table-cell>
          <table:table-cell table:number-columns-repeated="3"/>
        </table:table-row>
        <table:table-row table:style-name="ro1">
          <table:table-cell table:formula="of:=[$capa2.F5:.F12]" office:value-type="float" office:value="0" calcext:value-type="float">
            <text:p>0</text:p>
          </table:table-cell>
          <table:table-cell office:value-type="float" office:value="-1.3929884" calcext:value-type="float">
            <text:p>-1.3929884</text:p>
          </table:table-cell>
          <table:table-cell table:number-columns-repeated="3"/>
        </table:table-row>
        <table:table-row table:style-name="ro1">
          <table:table-cell table:formula="of:=[$capa2.F6:.F13]" office:value-type="float" office:value="0" calcext:value-type="float">
            <text:p>0</text:p>
          </table:table-cell>
          <table:table-cell office:value-type="float" office:value="0.83022255" calcext:value-type="float">
            <text:p>0.83022255</text:p>
          </table:table-cell>
          <table:table-cell table:number-columns-repeated="3"/>
        </table:table-row>
        <table:table-row table:style-name="ro1">
          <table:table-cell table:formula="of:=[$capa2.F7:.F14]" office:value-type="float" office:value="0" calcext:value-type="float">
            <text:p>0</text:p>
          </table:table-cell>
          <table:table-cell office:value-type="float" office:value="-0.633642" calcext:value-type="float">
            <text:p>-0.633642</text:p>
          </table:table-cell>
          <table:table-cell table:number-columns-repeated="3"/>
        </table:table-row>
        <table:table-row table:style-name="ro1">
          <table:table-cell table:formula="of:=[$capa2.F8:.F15]" office:value-type="float" office:value="0" calcext:value-type="float">
            <text:p>0</text:p>
          </table:table-cell>
          <table:table-cell office:value-type="float" office:value="-0.10637075" calcext:value-type="float">
            <text:p>-0.10637075</text:p>
          </table:table-cell>
          <table:table-cell table:number-columns-repeated="3"/>
        </table:table-row>
        <table:table-row table:style-name="ro1">
          <table:table-cell table:formula="of:=[$capa2.F9:.F16]" office:value-type="float" office:value="3.90337184741875" calcext:value-type="float">
            <text:p>3.90337184741875</text:p>
          </table:table-cell>
          <table:table-cell office:value-type="float" office:value="0.01537321" calcext:value-type="float">
            <text:p>0.0153732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5009292" calcext:value-type="float">
            <text:p>0.35009292</text:p>
          </table:table-cell>
          <table:table-cell office:value-type="float" office:value="0.80077815" calcext:value-type="float">
            <text:p>0.80077815</text:p>
          </table:table-cell>
          <table:table-cell table:formula="of:=(([.$A$2]*[.B11])+([.$A$3]*[.B12])+([.$A$4]*[.B13])+([.$A$5]*[.B14])+([.$A$6]*[.B15])+([.$A$7]*[.B16])+([.$A$8]*[.B17])+([.$A$9]*[.B18]))+[.C11]" office:value-type="float" office:value="1.36703074065706" calcext:value-type="float">
            <text:p>1.36703074065706</text:p>
          </table:table-cell>
          <table:table-cell table:formula="of:=MAX(0;[.D11])" office:value-type="float" office:value="1.36703074065706" calcext:value-type="float">
            <text:p>1.36703074065706</text:p>
          </table:table-cell>
        </table:table-row>
        <table:table-row table:style-name="ro1">
          <table:table-cell/>
          <table:table-cell office:value-type="float" office:value="0.08702921" calcext:value-type="float">
            <text:p>0.08702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529556" calcext:value-type="float">
            <text:p>-0.3529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467974" calcext:value-type="float">
            <text:p>0.47467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50814" calcext:value-type="float">
            <text:p>0.5850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50653" calcext:value-type="float">
            <text:p>0.4350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145338" calcext:value-type="float">
            <text:p>-0.3145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494236" calcext:value-type="float">
            <text:p>0.1049423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4450334" calcext:value-type="float">
            <text:p>0.34450334</text:p>
          </table:table-cell>
          <table:table-cell office:value-type="float" office:value="-0.03175172" calcext:value-type="float">
            <text:p>-0.03175172</text:p>
          </table:table-cell>
          <table:table-cell table:formula="of:=(([.$A$2]*[.B20])+([.$A$3]*[.B21])+([.$A$4]*[.B22])+([.$A$5]*[.B23])+([.$A$6]*[.B24])+([.$A$7]*[.B25])+([.$A$8]*[.B26])+([.$A$9]*[.B27]))+[.C20]" office:value-type="float" office:value="3.75142753280063" calcext:value-type="float">
            <text:p>3.75142753280063</text:p>
          </table:table-cell>
          <table:table-cell table:formula="of:=MAX(0;[.D20])" office:value-type="float" office:value="3.75142753280063" calcext:value-type="float">
            <text:p>3.75142753280063</text:p>
          </table:table-cell>
        </table:table-row>
        <table:table-row table:style-name="ro1">
          <table:table-cell/>
          <table:table-cell office:value-type="float" office:value="0.2836219" calcext:value-type="float">
            <text:p>0.2836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797673" calcext:value-type="float">
            <text:p>0.35797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89987" calcext:value-type="float">
            <text:p>0.1728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8846394" calcext:value-type="float">
            <text:p>-0.18846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9773358" calcext:value-type="float">
            <text:p>-0.09773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75362" calcext:value-type="float">
            <text:p>0.175753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73537" calcext:value-type="float">
            <text:p>0.527353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float" office:value="0.35059562" calcext:value-type="float">
            <text:p>0.35059562</text:p>
          </table:table-cell>
          <table:table-cell table:style-name="ce3" office:value-type="float" office:value="1.1834593" calcext:value-type="float">
            <text:p>1.1834593</text:p>
          </table:table-cell>
          <table:table-cell table:formula="of:=(([.$A$2]*[.B29])+([.$A$3]*[.B30])+([.$A$4]*[.B31])+([.$A$5]*[.B32])+([.$A$6]*[.B33])+([.$A$7]*[.B34])+([.$A$8]*[.B35])+([.$A$9]*[.B36]))+[.C29]" office:value-type="float" office:value="0.154657550803229" calcext:value-type="float">
            <text:p>0.154657550803229</text:p>
          </table:table-cell>
          <table:table-cell table:formula="of:=MAX(0;[.D29])" office:value-type="float" office:value="0.154657550803229" calcext:value-type="float">
            <text:p>0.154657550803229</text:p>
          </table:table-cell>
        </table:table-row>
        <table:table-row table:style-name="ro1">
          <table:table-cell/>
          <table:table-cell office:value-type="float" office:value="0.03169551" calcext:value-type="float">
            <text:p>0.03169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0289243" calcext:value-type="float">
            <text:p>-0.50289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980558" calcext:value-type="float">
            <text:p>0.39980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712453" calcext:value-type="float">
            <text:p>0.15712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112512" calcext:value-type="float">
            <text:p>-0.8112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640128" calcext:value-type="float">
            <text:p>0.46640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0775922" calcext:value-type="float">
            <text:p>-0.2077592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float" office:value="0.55974424" calcext:value-type="float">
            <text:p>0.55974424</text:p>
          </table:table-cell>
          <table:table-cell table:style-name="ce3" office:value-type="float" office:value="0.14250226" calcext:value-type="float">
            <text:p>0.14250226</text:p>
          </table:table-cell>
          <table:table-cell table:formula="of:=(([.$A$2]*[.B38])+([.$A$3]*[.B39])+([.$A$4]*[.B40])+([.$A$5]*[.B41])+([.$A$6]*[.B42])+([.$A$7]*[.B43])+([.$A$8]*[.B44])+([.$A$9]*[.B45]))+[.C38]" office:value-type="float" office:value="-5.02990317358775" calcext:value-type="float">
            <text:p>-5.02990317358775</text:p>
          </table:table-cell>
          <table:table-cell table:formula="of:=MAX(0;[.D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9711275" calcext:value-type="float">
            <text:p>-0.9711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4156" calcext:value-type="float">
            <text:p>0.1754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5057112" calcext:value-type="float">
            <text:p>-0.45057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63119" calcext:value-type="float">
            <text:p>0.3063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003271" calcext:value-type="float">
            <text:p>-0.5003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220987" calcext:value-type="float">
            <text:p>0.47220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6361156" calcext:value-type="float">
            <text:p>-0.7636115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float" office:value="-0.07482952" calcext:value-type="float">
            <text:p>-0.07482952</text:p>
          </table:table-cell>
          <table:table-cell table:style-name="ce3" office:value-type="float" office:value="0.12876956" calcext:value-type="float">
            <text:p>0.12876956</text:p>
          </table:table-cell>
          <table:table-cell table:formula="of:=(([.$A$2]*[.B47])+([.$A$3]*[.B48])+([.$A$4]*[.B49])+([.$A$5]*[.B50])+([.$A$6]*[.B51])+([.$A$7]*[.B52])+([.$A$8]*[.B53])+([.$A$9]*[.B54]))+[.C47]" office:value-type="float" office:value="-2.82794954516857" calcext:value-type="float">
            <text:p>-2.82794954516857</text:p>
          </table:table-cell>
          <table:table-cell table:formula="of:=MAX(0;[.D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5581155" calcext:value-type="float">
            <text:p>-0.15581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955345" calcext:value-type="float">
            <text:p>0.33955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5485" calcext:value-type="float">
            <text:p>0.215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277092" calcext:value-type="float">
            <text:p>0.14277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952804" calcext:value-type="float">
            <text:p>0.50952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9371644" calcext:value-type="float">
            <text:p>-0.59371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3156756" calcext:value-type="float">
            <text:p>-0.7315675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float" office:value="0.5767798" calcext:value-type="float">
            <text:p>0.5767798</text:p>
          </table:table-cell>
          <table:table-cell table:style-name="ce3" office:value-type="float" office:value="-0.00491689" calcext:value-type="float">
            <text:p>-0.00491689</text:p>
          </table:table-cell>
          <table:table-cell table:formula="of:=(([.$A$2]*[.B56])+([.$A$3]*[.B57])+([.$A$4]*[.B58])+([.$A$5]*[.B59])+([.$A$6]*[.B60])+([.$A$7]*[.B61])+([.$A$8]*[.B62])+([.$A$9]*[.B63]))+[.C56]" office:value-type="float" office:value="1.14771055283994" calcext:value-type="float">
            <text:p>1.14771055283994</text:p>
          </table:table-cell>
          <table:table-cell table:formula="of:=MAX(0;[.D56])" office:value-type="float" office:value="1.14771055283994" calcext:value-type="float">
            <text:p>1.14771055283994</text:p>
          </table:table-cell>
        </table:table-row>
        <table:table-row table:style-name="ro1">
          <table:table-cell/>
          <table:table-cell office:value-type="float" office:value="0.5036797" calcext:value-type="float">
            <text:p>0.5036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353965" calcext:value-type="float">
            <text:p>-0.335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936453" calcext:value-type="float">
            <text:p>0.22936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0045035" calcext:value-type="float">
            <text:p>-0.30045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43703" calcext:value-type="float">
            <text:p>-0.643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100713" calcext:value-type="float">
            <text:p>-0.5100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427155" calcext:value-type="float">
            <text:p>-0.14271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float" office:value="-0.22178702" calcext:value-type="float">
            <text:p>-0.22178702</text:p>
          </table:table-cell>
          <table:table-cell table:style-name="ce3" office:value-type="float" office:value="0.40466502" calcext:value-type="float">
            <text:p>0.40466502</text:p>
          </table:table-cell>
          <table:table-cell table:formula="of:=(([.$A$2]*[.B65])+([.$A$3]*[.B66])+([.$A$4]*[.B67])+([.$A$5]*[.B68])+([.$A$6]*[.B69])+([.$A$7]*[.B70])+([.$A$8]*[.B71])+([.$A$9]*[.B72]))+[.C65]" office:value-type="float" office:value="-3.05653866124308" calcext:value-type="float">
            <text:p>-3.05653866124308</text:p>
          </table:table-cell>
          <table:table-cell table:formula="of:=MAX(0;[.D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0380037" calcext:value-type="float">
            <text:p>-0.10380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610128" calcext:value-type="float">
            <text:p>-0.2610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3817877" calcext:value-type="float">
            <text:p>-0.63817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51711" calcext:value-type="float">
            <text:p>0.5951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74856" calcext:value-type="float">
            <text:p>0.2174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94742" calcext:value-type="float">
            <text:p>0.6194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542839" calcext:value-type="float">
            <text:p>-0.6542839</text:p>
          </table:table-cell>
          <table:table-cell table:number-columns-repeated="3"/>
        </table:table-row>
      </table:table>
      <table:table table:name="capa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3.E2]" office:value-type="float" office:value="0" calcext:value-type="float">
            <text:p>0</text:p>
          </table:table-cell>
          <table:table-cell office:value-type="float" office:value="0.41213304" calcext:value-type="float">
            <text:p>0.41213304</text:p>
          </table:table-cell>
          <table:table-cell office:value-type="float" office:value="-0.33800766" calcext:value-type="float">
            <text:p>-0.33800766</text:p>
          </table:table-cell>
          <table:table-cell table:formula="of:=(([.$A$2]*[.B2])+([.$A$3]*[.B3])+([.$A$4]*[.B4])+([.$A$5]*[.B5])+([.$A$6]*[.B6])+([.$A$7]*[.B7])+([.$A$8]*[.B8])+([.$A$9]*[.B9]))+[.C2]" office:value-type="float" office:value="-3.31000801233993" calcext:value-type="float">
            <text:p>-3.31000801233993</text:p>
          </table:table-cell>
          <table:table-cell table:formula="of:=MAX(0;[.D2])" office:value-type="float" office:value="0" calcext:value-type="float">
            <text:p>0</text:p>
          </table:table-cell>
        </table:table-row>
        <table:table-row table:style-name="ro1">
          <table:table-cell table:formula="of:=[$capa3.E11]" office:value-type="float" office:value="1.36703074065706" calcext:value-type="float">
            <text:p>1.36703074065706</text:p>
          </table:table-cell>
          <table:table-cell office:value-type="float" office:value="-0.33507574" calcext:value-type="float">
            <text:p>-0.33507574</text:p>
          </table:table-cell>
          <table:table-cell table:number-columns-repeated="3"/>
        </table:table-row>
        <table:table-row table:style-name="ro1">
          <table:table-cell table:formula="of:=[$capa3.E20]" office:value-type="float" office:value="3.75142753280063" calcext:value-type="float">
            <text:p>3.75142753280063</text:p>
          </table:table-cell>
          <table:table-cell office:value-type="float" office:value="-0.6095485" calcext:value-type="float">
            <text:p>-0.6095485</text:p>
          </table:table-cell>
          <table:table-cell table:number-columns-repeated="3"/>
        </table:table-row>
        <table:table-row table:style-name="ro1">
          <table:table-cell table:formula="of:=[$capa3.E29]" office:value-type="float" office:value="0.154657550803229" calcext:value-type="float">
            <text:p>0.154657550803229</text:p>
          </table:table-cell>
          <table:table-cell office:value-type="float" office:value="0.03368769" calcext:value-type="float">
            <text:p>0.03368769</text:p>
          </table:table-cell>
          <table:table-cell table:number-columns-repeated="3"/>
        </table:table-row>
        <table:table-row table:style-name="ro1">
          <table:table-cell table:formula="of:=[$capa3.E38]" office:value-type="float" office:value="0" calcext:value-type="float">
            <text:p>0</text:p>
          </table:table-cell>
          <table:table-cell office:value-type="float" office:value="-0.4914415" calcext:value-type="float">
            <text:p>-0.4914415</text:p>
          </table:table-cell>
          <table:table-cell table:number-columns-repeated="3"/>
        </table:table-row>
        <table:table-row table:style-name="ro1">
          <table:table-cell table:formula="of:=[$capa3.E47]" office:value-type="float" office:value="0" calcext:value-type="float">
            <text:p>0</text:p>
          </table:table-cell>
          <table:table-cell office:value-type="float" office:value="0.20072462" calcext:value-type="float">
            <text:p>0.20072462</text:p>
          </table:table-cell>
          <table:table-cell table:number-columns-repeated="3"/>
        </table:table-row>
        <table:table-row table:style-name="ro1">
          <table:table-cell table:formula="of:=[$capa3.E56]" office:value-type="float" office:value="1.14771055283994" calcext:value-type="float">
            <text:p>1.14771055283994</text:p>
          </table:table-cell>
          <table:table-cell office:value-type="float" office:value="-0.20255503" calcext:value-type="float">
            <text:p>-0.20255503</text:p>
          </table:table-cell>
          <table:table-cell table:number-columns-repeated="3"/>
        </table:table-row>
        <table:table-row table:style-name="ro1">
          <table:table-cell table:formula="of:=[$capa3.E65]" office:value-type="float" office:value="0" calcext:value-type="float">
            <text:p>0</text:p>
          </table:table-cell>
          <table:table-cell office:value-type="float" office:value="-0.55865955" calcext:value-type="float">
            <text:p>-0.558659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34212878" calcext:value-type="float">
            <text:p>-0.34212878</text:p>
          </table:table-cell>
          <table:table-cell office:value-type="float" office:value="0" calcext:value-type="float">
            <text:p>0</text:p>
          </table:table-cell>
          <table:table-cell table:formula="of:=(([.$A$2]*[.B11])+([.$A$3]*[.B12])+([.$A$4]*[.B13])+([.$A$5]*[.B14])+([.$A$6]*[.B15])+([.$A$7]*[.B16])+([.$A$8]*[.B17])+([.$A$9]*[.B18]))+[.C11]" office:value-type="float" office:value="0.160508238215391" calcext:value-type="float">
            <text:p>0.160508238215391</text:p>
          </table:table-cell>
          <table:table-cell table:formula="of:=MAX(0;[.D11])" office:value-type="float" office:value="0.160508238215391" calcext:value-type="float">
            <text:p>0.160508238215391</text:p>
          </table:table-cell>
        </table:table-row>
        <table:table-row table:style-name="ro1">
          <table:table-cell/>
          <table:table-cell office:value-type="float" office:value="0.34364045" calcext:value-type="float">
            <text:p>0.34364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93084" calcext:value-type="float">
            <text:p>-0.0693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45557" calcext:value-type="float">
            <text:p>0.9745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403025" calcext:value-type="float">
            <text:p>-1.540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63841" calcext:value-type="float">
            <text:p>0.7163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7423886" calcext:value-type="float">
            <text:p>-0.17423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14545" calcext:value-type="float">
            <text:p>0.061454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10413419" calcext:value-type="float">
            <text:p>0.10413419</text:p>
          </table:table-cell>
          <table:table-cell office:value-type="float" office:value="0" calcext:value-type="float">
            <text:p>0</text:p>
          </table:table-cell>
          <table:table-cell table:formula="of:=(([.$A$2]*[.B20])+([.$A$3]*[.B21])+([.$A$4]*[.B22])+([.$A$5]*[.B23])+([.$A$6]*[.B24])+([.$A$7]*[.B25])+([.$A$8]*[.B26])+([.$A$9]*[.B27]))+[.C20]" office:value-type="float" office:value="0.718232045748472" calcext:value-type="float">
            <text:p>0.718232045748472</text:p>
          </table:table-cell>
          <table:table-cell table:formula="of:=MAX(0;[.D20])" office:value-type="float" office:value="0.718232045748472" calcext:value-type="float">
            <text:p>0.718232045748472</text:p>
          </table:table-cell>
        </table:table-row>
        <table:table-row table:style-name="ro1">
          <table:table-cell/>
          <table:table-cell office:value-type="float" office:value="-0.17852211" calcext:value-type="float">
            <text:p>-0.17852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878265" calcext:value-type="float">
            <text:p>0.35878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4193704" calcext:value-type="float">
            <text:p>-0.34193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21478" calcext:value-type="float">
            <text:p>0.0621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48138" calcext:value-type="float">
            <text:p>0.5648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882144" calcext:value-type="float">
            <text:p>-0.2882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2713591" calcext:value-type="float">
            <text:p>-0.0271359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6499745" calcext:value-type="float">
            <text:p>-0.6499745</text:p>
          </table:table-cell>
          <table:table-cell office:value-type="float" office:value="1.0124761" calcext:value-type="float">
            <text:p>1.0124761</text:p>
          </table:table-cell>
          <table:table-cell table:formula="of:=(([.$A$2]*[.B29])+([.$A$3]*[.B30])+([.$A$4]*[.B31])+([.$A$5]*[.B32])+([.$A$6]*[.B33])+([.$A$7]*[.B34])+([.$A$8]*[.B35])+([.$A$9]*[.B36]))+[.C29]" office:value-type="float" office:value="-0.988952075756062" calcext:value-type="float">
            <text:p>-0.988952075756062</text:p>
          </table:table-cell>
          <table:table-cell table:formula="of:=MAX(0;[.D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59463394" calcext:value-type="float">
            <text:p>-0.59463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5543994" calcext:value-type="float">
            <text:p>-0.25543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065468" calcext:value-type="float">
            <text:p>-1.4065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478205" calcext:value-type="float">
            <text:p>0.66478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172141" calcext:value-type="float">
            <text:p>0.20172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1110715" calcext:value-type="float">
            <text:p>-0.01110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165583" calcext:value-type="float">
            <text:p>0.0216558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33342803" calcext:value-type="float">
            <text:p>-0.33342803</text:p>
          </table:table-cell>
          <table:table-cell office:value-type="float" office:value="0.6668541" calcext:value-type="float">
            <text:p>0.6668541</text:p>
          </table:table-cell>
          <table:table-cell table:formula="of:=(([.$A$2]*[.B38])+([.$A$3]*[.B39])+([.$A$4]*[.B40])+([.$A$5]*[.B41])+([.$A$6]*[.B42])+([.$A$7]*[.B43])+([.$A$8]*[.B44])+([.$A$9]*[.B45]))+[.C38]" office:value-type="float" office:value="-0.618312884868757" calcext:value-type="float">
            <text:p>-0.618312884868757</text:p>
          </table:table-cell>
          <table:table-cell table:formula="of:=MAX(0;[.D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3512265" calcext:value-type="float">
            <text:p>-0.3512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612416" calcext:value-type="float">
            <text:p>-0.10612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797204" calcext:value-type="float">
            <text:p>-0.3797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703001" calcext:value-type="float">
            <text:p>0.09703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084845" calcext:value-type="float">
            <text:p>-0.06084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0337426" calcext:value-type="float">
            <text:p>-0.30337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109763" calcext:value-type="float">
            <text:p>-0.0610976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48336926" calcext:value-type="float">
            <text:p>-0.48336926</text:p>
          </table:table-cell>
          <table:table-cell office:value-type="float" office:value="-0.3371253" calcext:value-type="float">
            <text:p>-0.3371253</text:p>
          </table:table-cell>
          <table:table-cell table:formula="of:=(([.$A$2]*[.B47])+([.$A$3]*[.B48])+([.$A$4]*[.B49])+([.$A$5]*[.B50])+([.$A$6]*[.B51])+([.$A$7]*[.B52])+([.$A$8]*[.B53])+([.$A$9]*[.B54]))+[.C47]" office:value-type="float" office:value="-2.45099331860824" calcext:value-type="float">
            <text:p>-2.45099331860824</text:p>
          </table:table-cell>
          <table:table-cell table:formula="of:=MAX(0;[.D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899623" calcext:value-type="float">
            <text:p>-0.1899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745363" calcext:value-type="float">
            <text:p>-0.4745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71585" calcext:value-type="float">
            <text:p>0.5071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011623" calcext:value-type="float">
            <text:p>-1.1011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619751" calcext:value-type="float">
            <text:p>-1.0619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3281316" calcext:value-type="float">
            <text:p>-0.13281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612823" calcext:value-type="float">
            <text:p>0.2361282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42121178" calcext:value-type="float">
            <text:p>-0.42121178</text:p>
          </table:table-cell>
          <table:table-cell office:value-type="float" office:value="0" calcext:value-type="float">
            <text:p>0</text:p>
          </table:table-cell>
          <table:table-cell table:formula="of:=(([.$A$2]*[.B56])+([.$A$3]*[.B57])+([.$A$4]*[.B58])+([.$A$5]*[.B59])+([.$A$6]*[.B60])+([.$A$7]*[.B61])+([.$A$8]*[.B62])+([.$A$9]*[.B63]))+[.C56]" office:value-type="float" office:value="1.39247617430759" calcext:value-type="float">
            <text:p>1.39247617430759</text:p>
          </table:table-cell>
          <table:table-cell table:formula="of:=MAX(0;[.D56])" office:value-type="float" office:value="1.39247617430759" calcext:value-type="float">
            <text:p>1.39247617430759</text:p>
          </table:table-cell>
        </table:table-row>
        <table:table-row table:style-name="ro1">
          <table:table-cell/>
          <table:table-cell office:value-type="float" office:value="0.06333947" calcext:value-type="float">
            <text:p>0.06333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425215" calcext:value-type="float">
            <text:p>0.30425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388979" calcext:value-type="float">
            <text:p>0.15388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010028" calcext:value-type="float">
            <text:p>0.2101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857314" calcext:value-type="float">
            <text:p>-1.4857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259978" calcext:value-type="float">
            <text:p>0.12259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1618536" calcext:value-type="float">
            <text:p>-0.8161853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3213561" calcext:value-type="float">
            <text:p>0.3213561</text:p>
          </table:table-cell>
          <table:table-cell office:value-type="float" office:value="0.1083605" calcext:value-type="float">
            <text:p>0.1083605</text:p>
          </table:table-cell>
          <table:table-cell table:formula="of:=(([.$A$2]*[.B65])+([.$A$3]*[.B66])+([.$A$4]*[.B67])+([.$A$5]*[.B68])+([.$A$6]*[.B69])+([.$A$7]*[.B70])+([.$A$8]*[.B71])+([.$A$9]*[.B72]))+[.C65]" office:value-type="float" office:value="-0.272996512749991" calcext:value-type="float">
            <text:p>-0.272996512749991</text:p>
          </table:table-cell>
          <table:table-cell table:formula="of:=MAX(0;[.D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26194194" calcext:value-type="float">
            <text:p>-0.26194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158311" calcext:value-type="float">
            <text:p>0.11158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64559" calcext:value-type="float">
            <text:p>0.6464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351639" calcext:value-type="float">
            <text:p>0.13351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2750751" calcext:value-type="float">
            <text:p>-0.12750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7211343" calcext:value-type="float">
            <text:p>-0.47211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47795" calcext:value-type="float">
            <text:p>0.88477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3:39:55.6874488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1:00.804830740</meta:creation-date>
    <dc:date>2023-09-22T13:54:25.271591963</dc:date>
    <meta:editing-duration>PT1H4M31S</meta:editing-duration>
    <meta:editing-cycles>6</meta:editing-cycles>
    <meta:generator>LibreOffice/7.6.1.2$Linux_X86_64 LibreOffice_project/60$Build-2</meta:generator>
    <meta:document-statistic meta:table-count="4" meta:cell-count="250" meta:object-count="0"/>
  </office:meta>
</office:document-meta>
</file>